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1.229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928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98cm" fo:break-before="auto" style:use-optimal-row-height="tru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Database" table:style-name="ta1" table:print="false">
        <table:table-column table:style-name="co3" table:default-cell-style-name="ce4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8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plant_sa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pplesau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anger_spu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tangy_berry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erry_juic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ig_mist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ak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oked_shroo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dry_brea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ice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pancak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croissan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hon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ist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pretze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nutty_cak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plain_te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yam_brea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aked_ya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angy_carpaccio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unshad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rry_bush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fla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ant_fla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tum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ilypa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roc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image_sig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ig_image_sig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lasification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 (azzys bazar)</text:p>
          </table:table-cell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the furntiure shop (resorts inventory)</text:p>
          </table:table-cell>
        </table:table-row>
        <table:table-row table:style-name="ro2">
          <table:table-cell office:value-type="string">
            <text:p>hat</text:p>
          </table:table-cell>
          <table:table-cell office:value-type="string">
            <text:p>not implemented yet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Base tag, does not have any effect beyond making the item pickable</text:p>
            <text:p>like others.</text:p>
          </table:table-cell>
        </table:table-row>
        <table:table-row table:style-name="ro6">
          <table:table-cell office:value-type="string">
            <text:p>food</text:p>
          </table:table-cell>
          <table:table-cell office:value-type="string">
            <text:p>Food tag tells the game that this item has food stats (values must be</text:p>
            <text:p>set in the food database to work)</text:p>
          </table:table-cell>
        </table:table-row>
        <table:table-row table:style-name="ro7">
          <table:table-cell office:value-type="string">
            <text:p>toy</text:p>
          </table:table-cell>
          <table:table-cell office:value-type="string">
            <text:p>Toy tag tells tells the game this is a toy to play with. Aphids can</text:p>
            <text:p>interact with this item (Not to be confused with “playground”)</text:p>
          </table:table-cell>
        </table:table-row>
        <table:table-row table:style-name="ro2">
          <table:table-cell office:value-type="string">
            <text:p>decoration</text:p>
          </table:table-cell>
          <table:table-cell office:value-type="string">
            <text:p>Structure category tag. This furniture is only for aesthetic.</text:p>
          </table:table-cell>
        </table:table-row>
        <table:table-row table:style-name="ro2">
          <table:table-cell office:value-type="string">
            <text:p>training</text:p>
          </table:table-cell>
          <table:table-cell office:value-type="string">
            <text:p>Structure category tag. This furniture is meant for skill training.</text:p>
          </table:table-cell>
        </table:table-row>
        <table:table-row table:style-name="ro7">
          <table:table-cell office:value-type="string">
            <text:p>playground</text:p>
          </table:table-cell>
          <table:table-cell office:value-type="string">
            <text:p>Structure category tag. Aphids can interact with this structure</text:p>
            <text:p>(not to be confused with toy, that acts as an item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8">08/05/2025</text:date>, <text:time>18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08T18:46:48.18</dc:date>
    <dc:creator>Summer </dc:creator>
    <meta:generator>OpenOffice/4.1.15$Win32 OpenOffice.org_project/4115m2$Build-9813</meta:generator>
    <meta:editing-duration>PT3H17M42S</meta:editing-duration>
    <meta:editing-cycles>41</meta:editing-cycles>
    <meta:document-statistic meta:table-count="2" meta:cell-count="303" meta:object-count="0"/>
  </office:meta>
</office:document-meta>
</file>